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8</text:p>
          </table:table-cell>
          <table:table-cell office:value-type="string" table:style-name="ce1">
            <text:p>Nachfolge konkret: Geld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9</text:p>
          </table:table-cell>
          <table:table-cell office:value-type="string" table:style-name="ce1">
            <text:p>Nachfolge konkret: Versuchung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 (Ziel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Jesus kommt wieder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5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Seiten insgesamt</text:p>
          </table:table-cell>
          <table:table-cell office:value-type="float" office:value="69" table:formula="of:=SUM([.C1:.C93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OK</text:p>
          </table:table-cell>
          <table:table-cell office:value-type="float" office:value="69" table:formula="of:=COUNTIF([.D1:.D93];&quot;OK&quot;)" table:style-name="ce9">
            <text:p>69</text:p>
          </table:table-cell>
          <table:table-cell office:value-type="percentage" office:value="1" table:formula="of:=[.C96]/[.C95]" table:style-name="ce20">
            <text:p>100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0" table:formula="of:=COUNTIF([.D1:.D93];&quot;Änderungen&quot;)" table:style-name="ce11">
            <text:p>0</text:p>
          </table:table-cell>
          <table:table-cell office:value-type="percentage" office:value="0" table:formula="of:=[.C97]/[.C95]" table:style-name="ce21">
            <text:p>0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0" table:formula="of:=COUNTIF([.D1:.D93];&quot;neu&quot;)" table:style-name="ce13">
            <text:p>0</text:p>
          </table:table-cell>
          <table:table-cell office:value-type="percentage" office:value="0" table:formula="of:=[.C98]/[.C95]" table:style-name="ce22">
            <text:p>0%</text:p>
          </table:table-cell>
          <table:table-cell table:number-columns-repeated="16380"/>
        </table:table-row>
        <table:table-row table:number-rows-repeated="1048478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20T16:00:44Z</dc:date>
    <meta:print-date>2016-08-17T20:00:31Z</meta:print-date>
    <meta:editing-duration>PT0S</meta:editing-duration>
  </office:meta>
</office:document-meta>
</file>